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" svg:font-family="cmmi10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0.77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7.37cm" fo:min-width="0.7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.167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648cm" fo:min-width="0.398cm"/>
    </style:style>
    <style:style style:name="gr5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5.973cm" fo:min-width="0.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9cm" fo:min-width="0cm"/>
    </style:style>
    <style:style style:name="gr10" style:family="graphic" style:parent-style-name="standard">
      <style:graphic-properties draw:stroke="none" draw:fill="none" fo:min-height="0.40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cmr10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</style:style>
    <style:style style:name="T1" style:family="text">
      <style:text-properties style:font-name="cmmi10"/>
    </style:style>
    <style:style style:name="T2" style:family="text">
      <style:text-properties style:font-name="cmr10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mmi10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sub 80%" style:font-name="cmmi10" fo:font-size="11pt" style:font-size-asian="11pt" style:font-size-complex="11pt"/>
    </style:style>
    <style:style style:name="T5" style:family="text">
      <style:text-properties style:font-name="cmr10" fo:font-size="11pt" style:font-size-asian="11pt" style:font-size-complex="11pt"/>
    </style:style>
    <style:style style:name="T6" style:family="text">
      <style:text-properties style:font-name="cmmi10" fo:font-size="11pt" style:font-size-asian="11pt" style:font-size-complex="11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sub 80%" style:font-name="cmmi10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cmr10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cmmi10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58% 80%" style:font-name="cmr10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58% 80%" style:font-name="cmr10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super 80%" style:font-name="cmmi10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7cm" svg:height="1.27cm" svg:x="0.27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7cm" svg:height="7.62cm" svg:x="0.27cm" svg:y="0.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27cm" svg:height="1.27cm" svg:x="0.27cm" svg:y="6.4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27cm" svg:height="1.27cm" svg:x="0.27cm" svg:y="1.41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667cm" svg:height="0.89cm" svg:x="0.043cm" svg:y="7.776cm">
          <draw:text-box>
            <text:p><text:span text:style-name="T1">f</text:span><text:span text:style-name="T2">(</text:span><text:span text:style-name="T1">x</text:span><text:span text:style-name="T2">)</text:span></text:p>
          </draw:text-box>
        </draw:frame>
        <draw:custom-shape draw:style-name="gr4" draw:text-style-name="P4" xml:id="id7" draw:id="id7" draw:layer="layout" svg:width="1.27cm" svg:height="1.27cm" svg:x="4.08cm" svg:y="0.866cm">
          <text:p text:style-name="P3"><text:span text:style-name="T3">W</text:span><text:span text:style-name="T4">1</text:span><text:span text:style-name="T5">+</text:span><text:span text:style-name="T6">b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1.27cm" svg:height="1.27cm" svg:x="4.081cm" svg:y="2.182cm">
          <text:p text:style-name="P5"><text:span text:style-name="T3">W</text:span><text:span text:style-name="T7">2</text:span><text:span text:style-name="T8">+</text:span><text:span text:style-name="T3">b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1.27cm" svg:height="1.27cm" svg:x="4.082cm" svg:y="5.842cm">
          <text:p text:style-name="P5"><text:span text:style-name="T3">W</text:span><text:span text:style-name="T7">n</text:span><text:span text:style-name="T8">+</text:span><text:span text:style-name="T3">b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.54cm" svg:y1="0.775cm" svg:x2="4.08cm" svg:y2="1.398cm" draw:start-shape="id1" draw:start-glue-point="1" draw:end-shape="id2" draw:end-glue-point="3" svg:d="M1540 775l2540 623" svg:viewBox="0 0 2541 624">
          <text:p/>
        </draw:connector>
        <draw:connector draw:style-name="gr5" draw:text-style-name="P1" xml:id="id2" draw:id="id2" draw:layer="layout" draw:type="line" svg:x1="1.54cm" svg:y1="2.049cm" svg:x2="4.08cm" svg:y2="1.398cm" draw:start-shape="id3" draw:start-glue-point="1" svg:d="M1540 2049l2540-651" svg:viewBox="0 0 2541 652">
          <text:p/>
        </draw:connector>
        <draw:connector draw:style-name="gr5" draw:text-style-name="P1" draw:layer="layout" draw:type="line" svg:x1="1.54cm" svg:y1="0.775cm" svg:x2="4.081cm" svg:y2="2.817cm" draw:start-shape="id1" draw:start-glue-point="1" draw:end-shape="id4" draw:end-glue-point="6" svg:d="M1540 775l2541 2042" svg:viewBox="0 0 2542 2043">
          <text:p/>
        </draw:connector>
        <draw:connector draw:style-name="gr5" draw:text-style-name="P1" draw:layer="layout" draw:type="line" svg:x1="1.54cm" svg:y1="0.775cm" svg:x2="4.082cm" svg:y2="6.477cm" draw:start-shape="id1" draw:start-glue-point="1" draw:end-shape="id5" draw:end-glue-point="6" svg:d="M1540 775l2542 5702" svg:viewBox="0 0 2543 5703">
          <text:p/>
        </draw:connector>
        <draw:connector draw:style-name="gr5" draw:text-style-name="P1" draw:layer="layout" draw:type="line" svg:x1="1.54cm" svg:y1="2.049cm" svg:x2="4.081cm" svg:y2="2.817cm" draw:start-shape="id3" draw:start-glue-point="1" draw:end-shape="id4" draw:end-glue-point="6" svg:d="M1540 2049l2541 768" svg:viewBox="0 0 2542 769">
          <text:p/>
        </draw:connector>
        <draw:connector draw:style-name="gr5" draw:text-style-name="P1" draw:layer="layout" draw:type="line" svg:x1="1.54cm" svg:y1="2.049cm" svg:x2="4.082cm" svg:y2="6.477cm" draw:start-shape="id3" draw:start-glue-point="1" draw:end-shape="id5" draw:end-glue-point="6" svg:d="M1540 2049l2542 4428" svg:viewBox="0 0 2543 4429">
          <text:p/>
        </draw:connector>
        <draw:connector draw:style-name="gr5" draw:text-style-name="P1" draw:layer="layout" draw:type="line" svg:x1="1.54cm" svg:y1="7.127cm" svg:x2="4.08cm" svg:y2="1.398cm" draw:start-shape="id6" draw:start-glue-point="1" draw:end-shape="id2" draw:end-glue-point="3" svg:d="M1540 7127l2540-5729" svg:viewBox="0 0 2541 5730">
          <text:p/>
        </draw:connector>
        <draw:connector draw:style-name="gr5" draw:text-style-name="P1" draw:layer="layout" draw:type="line" svg:x1="1.54cm" svg:y1="7.127cm" svg:x2="4.081cm" svg:y2="2.817cm" draw:start-shape="id6" draw:start-glue-point="1" draw:end-shape="id4" draw:end-glue-point="6" svg:d="M1540 7127l2541-4310" svg:viewBox="0 0 2542 4311">
          <text:p/>
        </draw:connector>
        <draw:connector draw:style-name="gr5" draw:text-style-name="P1" draw:layer="layout" draw:type="line" svg:x1="1.54cm" svg:y1="7.127cm" svg:x2="4.082cm" svg:y2="6.477cm" draw:start-shape="id6" draw:start-glue-point="1" draw:end-shape="id5" draw:end-glue-point="6" svg:d="M1540 7127l2542-650" svg:viewBox="0 0 2543 651">
          <text:p/>
        </draw:connector>
        <draw:custom-shape draw:style-name="gr1" draw:text-style-name="P1" xml:id="id8" draw:id="id8" draw:layer="layout" svg:width="1.27cm" svg:height="1.27cm" svg:x="7.47cm" svg:y="0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27cm" svg:height="6.223cm" svg:x="7.47cm" svg:y="0.9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.27cm" svg:height="1.27cm" svg:x="7.47cm" svg:y="5.8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.27cm" svg:height="1.27cm" svg:x="7.47cm" svg:y="2.166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0.68cm" svg:height="2.384cm" svg:x="0.506cm" svg:y="3.117cm">
          <draw:text-box>
            <text:p>:</text:p>
            <text:p>:</text:p>
            <text:p>:</text:p>
          </draw:text-box>
        </draw:frame>
        <draw:frame draw:style-name="gr8" draw:text-style-name="P6" draw:layer="layout" svg:width="0.68cm" svg:height="1.673cm" svg:x="7.758cm" svg:y="3.817cm">
          <draw:text-box>
            <text:p>:</text:p>
            <text:p>:</text:p>
          </draw:text-box>
        </draw:frame>
        <draw:connector draw:style-name="gr5" draw:text-style-name="P1" draw:layer="layout" draw:type="line" svg:x1="5.35cm" svg:y1="1.501cm" svg:x2="7.47cm" svg:y2="1.527cm" draw:start-shape="id7" draw:start-glue-point="10" draw:end-shape="id8" draw:end-glue-point="3" svg:d="M5350 1501l2120 26" svg:viewBox="0 0 2121 27">
          <text:p/>
        </draw:connector>
        <draw:connector draw:style-name="gr5" draw:text-style-name="P1" draw:layer="layout" draw:type="line" svg:x1="5.351cm" svg:y1="2.817cm" svg:x2="7.47cm" svg:y2="2.801cm" draw:start-shape="id4" draw:start-glue-point="10" draw:end-shape="id9" draw:end-glue-point="3" svg:d="M5351 2817l2119-16" svg:viewBox="0 0 2120 17">
          <text:p/>
        </draw:connector>
        <draw:connector draw:style-name="gr5" draw:text-style-name="P1" draw:layer="layout" draw:type="line" svg:x1="5.352cm" svg:y1="6.477cm" svg:x2="7.47cm" svg:y2="6.501cm" draw:start-shape="id5" draw:start-glue-point="10" draw:end-shape="id10" draw:end-glue-point="3" svg:d="M5352 6477l2118 24" svg:viewBox="0 0 2119 25">
          <text:p/>
        </draw:connector>
        <draw:frame draw:style-name="gr9" draw:text-style-name="P2" draw:layer="layout" svg:width="3.629cm" svg:height="1.719cm" svg:x="5.461cm" svg:y="7.176cm">
          <draw:text-box>
            <text:p><text:span text:style-name="T9">W <text:s text:c="5"/></text:span><text:span text:style-name="T10"><text:s/></text:span><text:span text:style-name="T11">t</text:span><text:span text:style-name="T1">f</text:span><text:span text:style-name="T2">(</text:span><text:span text:style-name="T1">x</text:span><text:span text:style-name="T2">)+b</text:span></text:p>
          </draw:text-box>
        </draw:frame>
        <draw:frame draw:style-name="gr10" draw:text-style-name="P7" draw:layer="layout" svg:width="0.612cm" svg:height="0.659cm" svg:x="4.298cm" svg:y="2.373cm">
          <draw:text-box>
            <text:p><text:span text:style-name="T12">t</text:span></text:p>
          </draw:text-box>
        </draw:frame>
        <draw:frame draw:style-name="gr10" draw:text-style-name="P7" draw:layer="layout" svg:width="0.612cm" svg:height="0.659cm" svg:x="4.298cm" svg:y="6.034cm">
          <draw:text-box>
            <text:p><text:span text:style-name="T12">t</text:span></text:p>
          </draw:text-box>
        </draw:frame>
        <draw:frame draw:style-name="gr10" draw:text-style-name="P7" draw:layer="layout" svg:width="0.612cm" svg:height="0.659cm" svg:x="4.298cm" svg:y="1.049cm">
          <draw:text-box>
            <text:p><text:span text:style-name="T12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mi10" svg:font-family="cmmi10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144cm" fo:page-height="8.6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27T12:12:43.849932568</meta:creation-date>
    <dc:date>2021-07-28T12:21:53.810288931</dc:date>
    <meta:editing-duration>PT13M35S</meta:editing-duration>
    <meta:editing-cycles>6</meta:editing-cycles>
    <meta:generator>LibreOffice/6.0.7.3$Linux_X86_64 LibreOffice_project/00m0$Build-3</meta:generator>
    <meta:document-statistic meta:object-count="30"/>
  </office:meta>
</office:document-meta>
</file>